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rnet-in-a-Box</text:p>
      <text:p text:style-name="Standard">Version: <text:span text:style-name="T1">13 Oct 2013</text:span></text:p>
      <text:p text:style-name="Standard"/>
      <text:p text:style-name="Standard">Contact:</text:p>
      <text:p text:style-name="P1">Braddock Gaskill</text:p>
      <text:p text:style-name="P2">braddock@braddock.com</text:p>
      <text:p text:style-name="Standard">443-854-4691</text:p>
      <text:p text:style-name="Standard"/>
      <text:p text:style-name="Standard">More information:</text:p>
      <text:p text:style-name="P1"><text:a xlink:type="simple" xlink:href="http://internet-in-a-box.org/">http://internet-in-a-box.org</text:a></text:p>
      <text:p text:style-name="P1"/>
      <text:p text:style-name="P2">To access:</text:p>
      <text:p text:style-name="P1">http://know</text:p>
      <text:p text:style-name="P2">or</text:p>
      <text:p text:style-name="P1"><text:a xlink:type="simple" xlink:href="http://know.local/">http://know.local</text:a> (Mac and Linux)</text:p>
      <text:p text:style-name="P1"/>
      <text:p text:style-name="P1"><text:span text:style-name="T2">ssh </text:span><text:a xlink:type="simple" xlink:href="mailto:root@know"><text:span text:style-name="T2">root@know</text:span></text:a></text:p>
      <text:p text:style-name="P2">Password: iiab</text:p>
      <text:p text:style-name="P1"/>
      <text:p text:style-name="P1"/>
      <text:p text:style-name="P1"/>
      <text:p text:style-name="P1"/>
      <text:p text:style-name="P1"/>
      <text:p text:style-name="P1"/>
      <text:p text:style-name="P1">Internet-in-a-Box</text:p>
      <text:p text:style-name="Standard">Version: <text:span text:style-name="T1">13 Oct 2013</text:span></text:p>
      <text:p text:style-name="Standard"/>
      <text:p text:style-name="Standard">Contact:</text:p>
      <text:p text:style-name="P1">Braddock Gaskill</text:p>
      <text:p text:style-name="P2">braddock@braddock.com</text:p>
      <text:p text:style-name="Standard">443-854-4691</text:p>
      <text:p text:style-name="Standard"/>
      <text:p text:style-name="Standard">More information:</text:p>
      <text:p text:style-name="P1"><text:a xlink:type="simple" xlink:href="http://internet-in-a-box.org/">http://internet-in-a-box.org</text:a></text:p>
      <text:p text:style-name="P1"/>
      <text:p text:style-name="P2">To access:</text:p>
      <text:p text:style-name="P1">http://know</text:p>
      <text:p text:style-name="P2">or</text:p>
      <text:p text:style-name="P1"><text:a xlink:type="simple" xlink:href="http://know.local/">http://know.local</text:a> (Mac and Linux)</text:p>
      <text:p text:style-name="P1"/>
      <text:p text:style-name="P1"><text:span text:style-name="T2">ssh </text:span><text:a xlink:type="simple" xlink:href="mailto:root@know"><text:span text:style-name="T2">root@know</text:span></text:a></text:p>
      <text:p text:style-name="P2">Password: iiab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Internet-in-a-Box</text:p>
      <text:p text:style-name="Standard">Version: <text:span text:style-name="T1">13 Oct 2013</text:span></text:p>
      <text:p text:style-name="Standard"/>
      <text:p text:style-name="Standard">Contact:</text:p>
      <text:p text:style-name="P1">Braddock Gaskill</text:p>
      <text:p text:style-name="P2">braddock@braddock.com</text:p>
      <text:p text:style-name="Standard">443-854-4691</text:p>
      <text:p text:style-name="Standard"/>
      <text:p text:style-name="Standard">More information:</text:p>
      <text:p text:style-name="P1"><text:a xlink:type="simple" xlink:href="http://internet-in-a-box.org/">http://internet-in-a-box.org</text:a></text:p>
      <text:p text:style-name="P1"/>
      <text:p text:style-name="P2">To access:</text:p>
      <text:p text:style-name="P1">http://know</text:p>
      <text:p text:style-name="P2">or</text:p>
      <text:p text:style-name="P1"><text:a xlink:type="simple" xlink:href="http://know.local/">http://know.local</text:a> (Mac and Linux)</text:p>
      <text:p text:style-name="P1"/>
      <text:p text:style-name="P1"><text:span text:style-name="T2">ssh </text:span><text:a xlink:type="simple" xlink:href="mailto:root@know"><text:span text:style-name="T2">root@know</text:span></text:a></text:p>
      <text:p text:style-name="P2">Password: iiab</text:p>
      <text:p text:style-name="P1"/>
      <text:p text:style-name="P1"/>
      <text:p text:style-name="P1"/>
      <text:p text:style-name="P1"/>
      <text:p text:style-name="P1"/>
      <text:p text:style-name="P1"/>
      <text:p text:style-name="P1">Internet-in-a-Box</text:p>
      <text:p text:style-name="Standard">Version: <text:span text:style-name="T1">13 Oct 2013</text:span></text:p>
      <text:p text:style-name="Standard"/>
      <text:p text:style-name="Standard">Contact:</text:p>
      <text:p text:style-name="P1">Braddock Gaskill</text:p>
      <text:p text:style-name="P2">braddock@braddock.com</text:p>
      <text:p text:style-name="Standard">443-854-4691</text:p>
      <text:p text:style-name="Standard"/>
      <text:p text:style-name="Standard">More information:</text:p>
      <text:p text:style-name="P1"><text:a xlink:type="simple" xlink:href="http://internet-in-a-box.org/">http://internet-in-a-box.org</text:a></text:p>
      <text:p text:style-name="P1"/>
      <text:p text:style-name="P2">To access:</text:p>
      <text:p text:style-name="P1">http://know</text:p>
      <text:p text:style-name="P2">or</text:p>
      <text:p text:style-name="P1"><text:a xlink:type="simple" xlink:href="http://know.local/">http://know.local</text:a> (Mac and Linux)</text:p>
      <text:p text:style-name="P1"/>
      <text:p text:style-name="P1"><text:span text:style-name="T2">ssh </text:span><text:a xlink:type="simple" xlink:href="mailto:root@know"><text:span text:style-name="T2">root@know</text:span></text:a></text:p>
      <text:p text:style-name="P2">Password: iiab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columns fo:column-count="2" fo:column-gap="0in">
          <style:column style:rel-width="4986*" fo:start-indent="0in" fo:end-indent="0in"/>
          <style:column style:rel-width="4986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ddock </meta:initial-creator>
    <meta:creation-date>2013-05-01T15:21:49</meta:creation-date>
    <meta:printed-by>Braddock </meta:printed-by>
    <meta:print-date>2013-10-13T15:17:09</meta:print-date>
    <dc:date>2013-10-13T21:59:51</dc:date>
    <dc:creator>Braddock </dc:creator>
    <meta:editing-duration>PT16H26M24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56" meta:word-count="100" meta:character-count="888" meta:non-whitespace-character-count="844"/>
  </office:meta>
</office:document-meta>
</file>